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00b0f0"/>
      <style:paragraph-properties fo:line-height="115%" fo:text-align="center" style:justify-single-word="false" style:page-number="auto" fo:background-color="#00b0f0" fo:padding-left="0.141cm" fo:padding-right="0.141cm" fo:padding-top="0.035cm" fo:padding-bottom="0.035cm" fo:border="0.51pt solid #000000"/>
    </style:style>
    <style:style style:name="P2" style:family="paragraph" style:parent-style-name="List_20_Paragraph" style:list-style-name="WWNum2">
      <style:paragraph-properties fo:line-height="115%" fo:padding-left="0.141cm" fo:padding-right="0.141cm" fo:padding-top="0.035cm" fo:padding-bottom="0.035cm" fo:border="0.51pt solid #000000"/>
    </style:style>
    <style:style style:name="P3" style:family="paragraph" style:parent-style-name="List_20_Paragraph" style:list-style-name="WWNum2">
      <style:paragraph-properties fo:line-height="115%" fo:padding-left="0.141cm" fo:padding-right="0.141cm" fo:padding-top="0.035cm" fo:padding-bottom="0.035cm" fo:border="0.51pt solid #000000"/>
      <style:text-properties officeooo:paragraph-rsid="00164ddf"/>
    </style:style>
    <style:style style:name="P4" style:family="paragraph" style:parent-style-name="List_20_Paragraph" style:list-style-name="WWNum2">
      <style:paragraph-properties fo:line-height="115%" fo:padding-left="0.141cm" fo:padding-right="0.141cm" fo:padding-top="0.035cm" fo:padding-bottom="0.035cm" fo:border="0.51pt solid #000000"/>
      <style:text-properties officeooo:paragraph-rsid="0016d75c"/>
    </style:style>
    <style:style style:name="P5" style:family="paragraph" style:parent-style-name="List_20_Paragraph" style:list-style-name="WWNum2">
      <style:paragraph-properties fo:line-height="115%" fo:padding-left="0.141cm" fo:padding-right="0.141cm" fo:padding-top="0.035cm" fo:padding-bottom="0.035cm" fo:border="0.51pt solid #000000"/>
      <style:text-properties officeooo:paragraph-rsid="0018575a"/>
    </style:style>
    <style:style style:name="P6" style:family="paragraph" style:parent-style-name="List_20_Paragraph" style:list-style-name="WWNum2">
      <style:paragraph-properties fo:line-height="115%" fo:padding-left="0.141cm" fo:padding-right="0.141cm" fo:padding-top="0.035cm" fo:padding-bottom="0.035cm" fo:border="0.51pt solid #000000"/>
      <style:text-properties fo:font-variant="normal" fo:text-transform="none" fo:color="#000000" style:font-name="Arial" fo:font-size="9.75pt" fo:letter-spacing="normal" fo:font-style="normal" fo:font-weight="normal"/>
    </style:style>
    <style:style style:name="P7" style:family="paragraph" style:parent-style-name="List_20_Paragraph" style:list-style-name="WWNum2">
      <style:paragraph-properties fo:line-height="115%" fo:padding-left="0.141cm" fo:padding-right="0.141cm" fo:padding-top="0.035cm" fo:padding-bottom="0.035cm" fo:border="0.51pt solid #000000"/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P8" style:family="paragraph" style:parent-style-name="List_20_Paragraph" style:list-style-name="WWNum2">
      <style:paragraph-properties fo:margin-left="0cm" fo:margin-right="0cm" fo:line-height="115%" fo:text-indent="0cm" style:auto-text-indent="false" fo:padding-left="0.141cm" fo:padding-right="0.141cm" fo:padding-top="0.035cm" fo:padding-bottom="0.035cm" fo:border="0.51pt solid #000000"/>
    </style:style>
    <style:style style:name="P9" style:family="paragraph" style:parent-style-name="Normal_20__28_Web_29_" style:list-style-name="WWNum2">
      <loext:graphic-properties draw:fill="solid" draw:fill-color="#ffffff"/>
      <style:paragraph-properties fo:margin-top="0cm" fo:margin-bottom="0cm" loext:contextual-spacing="false" fo:line-height="115%" fo:background-color="#ffffff" fo:padding-left="0.141cm" fo:padding-right="0.141cm" fo:padding-top="0.035cm" fo:padding-bottom="0.035cm" fo:border="0.51pt solid #000000"/>
    </style:style>
    <style:style style:name="P10" style:family="paragraph" style:parent-style-name="Normal_20__28_Web_29_" style:list-style-name="WWNum2">
      <loext:graphic-properties draw:fill="solid" draw:fill-color="#ffffff"/>
      <style:paragraph-properties fo:margin-top="0cm" fo:margin-bottom="0cm" loext:contextual-spacing="false" fo:line-height="115%" fo:background-color="#ffffff" fo:padding-left="0.141cm" fo:padding-right="0.141cm" fo:padding-top="0.035cm" fo:padding-bottom="0.035cm" fo:border="0.51pt solid #000000"/>
      <style:text-properties fo:font-weight="bold" officeooo:rsid="001bfcb0" officeooo:paragraph-rsid="001bfcb0" style:font-weight-asian="bold" style:font-weight-complex="bold"/>
    </style:style>
    <style:style style:name="P11" style:family="paragraph" style:parent-style-name="Normal_20__28_Web_29_" style:list-style-name="WWNum2">
      <loext:graphic-properties draw:fill="solid" draw:fill-color="#ffffff"/>
      <style:paragraph-properties fo:margin-top="0cm" fo:margin-bottom="0cm" loext:contextual-spacing="false" fo:line-height="115%" fo:background-color="#ffffff" fo:padding-left="0.141cm" fo:padding-right="0.141cm" fo:padding-top="0.035cm" fo:padding-bottom="0.035cm" fo:border="0.51pt solid #000000"/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P12" style:family="paragraph" style:parent-style-name="Normal_20__28_Web_29_" style:list-style-name="WWNum2">
      <loext:graphic-properties draw:fill="solid" draw:fill-color="#ffffff"/>
      <style:paragraph-properties fo:margin-top="0.159cm" fo:margin-bottom="0.159cm" loext:contextual-spacing="false" fo:line-height="115%" fo:background-color="#ffffff" fo:padding-left="0.141cm" fo:padding-right="0.141cm" fo:padding-top="0.035cm" fo:padding-bottom="0.035cm" fo:border="0.51pt solid #000000"/>
    </style:style>
    <style:style style:name="P13" style:family="paragraph" style:parent-style-name="Normal_20__28_Web_29_" style:list-style-name="WWNum2">
      <loext:graphic-properties draw:fill="solid" draw:fill-color="#ffffff"/>
      <style:paragraph-properties fo:margin-top="0.159cm" fo:margin-bottom="0cm" loext:contextual-spacing="false" fo:line-height="115%" fo:background-color="#ffffff" fo:padding-left="0.141cm" fo:padding-right="0.141cm" fo:padding-top="0.035cm" fo:padding-bottom="0.035cm" fo:border="0.51pt solid #000000"/>
    </style:style>
    <style:style style:name="P14" style:family="paragraph" style:parent-style-name="Normal_20__28_Web_29_" style:list-style-name="WWNum2">
      <loext:graphic-properties draw:fill="solid" draw:fill-color="#ffffff"/>
      <style:paragraph-properties fo:margin-top="0.159cm" fo:margin-bottom="0cm" loext:contextual-spacing="false" fo:line-height="115%" fo:background-color="#ffffff" fo:padding-left="0.141cm" fo:padding-right="0.141cm" fo:padding-top="0.035cm" fo:padding-bottom="0.035cm" fo:border="0.51pt solid #000000"/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P15" style:family="paragraph" style:parent-style-name="Normal_20__28_Web_29_" style:list-style-name="WWNum2">
      <loext:graphic-properties draw:fill="solid" draw:fill-color="#ffffff"/>
      <style:paragraph-properties fo:margin-top="0.159cm" fo:margin-bottom="0cm" loext:contextual-spacing="false" fo:line-height="115%" fo:background-color="#ffffff" fo:padding-left="0.141cm" fo:padding-right="0.141cm" fo:padding-top="0.035cm" fo:padding-bottom="0.035cm" fo:border="0.51pt solid #000000"/>
      <style:text-properties fo:font-weight="bold" style:font-weight-asian="bold" style:font-weight-complex="bold"/>
    </style:style>
    <style:style style:name="T1" style:family="text">
      <style:text-properties fo:color="#000000" style:font-name="Times New Roman" fo:font-size="9pt" style:text-underline-style="solid" style:text-underline-width="auto" style:text-underline-color="font-color" fo:font-weight="bold" fo:background-color="#ffffff" loext:char-shading-value="0" style:font-size-asian="9pt" style:font-weight-asian="bold" style:font-name-complex="Times New Roman1" style:font-size-complex="12pt"/>
    </style:style>
    <style:style style:name="T2" style:family="text">
      <style:text-properties fo:color="#1d2129" style:font-name="Times New Roman" fo:font-size="9pt" style:text-underline-style="solid" style:text-underline-width="auto" style:text-underline-color="font-color" fo:font-weight="bold" fo:background-color="#ffffff" loext:char-shading-value="0" style:font-size-asian="9pt" style:font-weight-asian="bold" style:font-name-complex="Times New Roman1" style:font-size-complex="12pt"/>
    </style:style>
    <style:style style:name="T3" style:family="text">
      <style:text-properties fo:color="#1d2129" style:font-name="Times New Roman" fo:font-size="9pt" fo:background-color="#ffffff" loext:char-shading-value="0" style:font-size-asian="9pt" style:font-name-complex="Times New Roman1" style:font-size-complex="12pt"/>
    </style:style>
    <style:style style:name="T4" style:family="text">
      <style:text-properties fo:color="#1d2129" style:font-name="Times New Roman" fo:font-size="9pt" officeooo:rsid="0018575a" fo:background-color="#ffffff" loext:char-shading-value="0" style:font-size-asian="9pt" style:font-name-complex="Times New Roman1" style:font-size-complex="12pt"/>
    </style:style>
    <style:style style:name="T5" style:family="text">
      <style:text-properties fo:color="#1d2129" style:font-name="Times New Roman" fo:font-size="9pt" officeooo:rsid="001ba065" fo:background-color="#ffffff" loext:char-shading-value="0" style:font-size-asian="9pt" style:font-name-complex="Times New Roman1" style:font-size-complex="12pt"/>
    </style:style>
    <style:style style:name="T6" style:family="text">
      <style:text-properties fo:color="#1d2129" style:font-name="Times New Roman" fo:font-size="9pt" officeooo:rsid="001bfcb0" fo:background-color="#ffffff" loext:char-shading-value="0" style:font-size-asian="9pt" style:font-name-complex="Times New Roman1" style:font-size-complex="12pt"/>
    </style:style>
    <style:style style:name="T7" style:family="text">
      <style:text-properties fo:color="#1d2129" style:font-name="Times New Roman" fo:font-size="9pt" fo:font-weight="bold" officeooo:rsid="0016d75c" fo:background-color="#ffffff" loext:char-shading-value="0" style:font-size-asian="9pt" style:font-weight-asian="bold" style:font-name-complex="Times New Roman1" style:font-size-complex="12pt" style:font-weight-complex="bold"/>
    </style:style>
    <style:style style:name="T8" style:family="text">
      <style:text-properties fo:color="#1d2129" style:font-name="Times New Roman" fo:font-size="9pt" fo:font-weight="bold" officeooo:rsid="0018575a" fo:background-color="#ffffff" loext:char-shading-value="0" style:font-size-asian="9pt" style:font-weight-asian="bold" style:font-name-complex="Times New Roman1" style:font-size-complex="12pt" style:font-weight-complex="bold"/>
    </style:style>
    <style:style style:name="T9" style:family="text">
      <style:text-properties fo:color="#1d2129" style:font-name="Times New Roman" fo:font-size="9pt" fo:font-weight="bold" officeooo:rsid="0018d915" fo:background-color="#ffffff" loext:char-shading-value="0" style:font-size-asian="9pt" style:font-weight-asian="bold" style:font-name-complex="Times New Roman1" style:font-size-complex="12pt" style:font-weight-complex="bold"/>
    </style:style>
    <style:style style:name="T10" style:family="text">
      <style:text-properties fo:color="#1d2129" style:font-name="Times New Roman" fo:font-size="9pt" fo:font-weight="bold" fo:background-color="#ffffff" loext:char-shading-value="0" style:font-size-asian="9pt" style:font-weight-asian="bold" style:font-name-complex="Times New Roman1" style:font-size-complex="12pt" style:font-weight-complex="bold"/>
    </style:style>
    <style:style style:name="T11" style:family="text">
      <style:text-properties fo:color="#1d2129" style:font-name="Times New Roman" fo:font-size="7pt" fo:font-style="italic" fo:font-weight="bold" fo:background-color="#ffffff" loext:char-shading-value="0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T12" style:family="text">
      <style:text-properties fo:color="#1d2129" fo:font-size="9pt" style:font-size-asian="9pt"/>
    </style:style>
    <style:style style:name="T13" style:family="text">
      <style:text-properties fo:color="#1d2129" fo:font-size="9pt" officeooo:rsid="001bfcb0" style:font-size-asian="9pt"/>
    </style:style>
    <style:style style:name="T14" style:family="text">
      <style:text-properties fo:font-variant="normal" fo:text-transform="none" fo:color="#1d2129" style:font-name="Times New Roman" fo:font-size="9pt" fo:letter-spacing="normal" fo:language="en" fo:country="IN" fo:font-style="normal" fo:font-weight="bold" fo:background-color="#ffffff" loext:char-shading-value="0" style:font-size-asian="9pt" style:font-name-complex="Times New Roman1" style:font-size-complex="12pt"/>
    </style:style>
    <style:style style:name="T15" style:family="text">
      <style:text-properties fo:font-variant="normal" fo:text-transform="none" fo:color="#1d2129" style:font-name="Times New Roman" fo:font-size="9pt" fo:letter-spacing="normal" fo:language="en" fo:country="IN" fo:font-style="normal" fo:font-weight="bold" fo:background-color="#ffffff" loext:char-shading-value="0" style:font-size-asian="9pt" style:font-weight-asian="bold" style:font-name-complex="Times New Roman1" style:font-size-complex="12pt" style:font-weight-complex="bold"/>
    </style:style>
    <style:style style:name="T16" style:family="text">
      <style:text-properties fo:font-variant="normal" fo:text-transform="none" fo:color="#1d2129" style:font-name="Times New Roman" fo:font-size="9pt" fo:letter-spacing="normal" fo:font-style="normal" fo:font-weight="bold" fo:background-color="#ffffff" loext:char-shading-value="0" style:font-size-asian="9pt" style:font-weight-asian="bold" style:font-name-complex="Times New Roman1" style:font-size-complex="12pt" style:font-weight-complex="bold"/>
    </style:style>
    <style:style style:name="T17" style:family="text">
      <style:text-properties fo:font-variant="normal" fo:text-transform="none" fo:color="#1d2129" style:font-name="Times New Roman" fo:font-size="9pt" fo:letter-spacing="normal" fo:font-style="normal" fo:font-weight="bold" officeooo:rsid="0018575a" fo:background-color="#ffffff" loext:char-shading-value="0" style:font-size-asian="9pt" style:font-weight-asian="bold" style:font-name-complex="Times New Roman1" style:font-size-complex="12pt" style:font-weight-complex="bold"/>
    </style:style>
    <style:style style:name="T18" style:family="text">
      <style:text-properties fo:font-variant="normal" fo:text-transform="none" fo:color="#1d2129" style:font-name="Arial" fo:font-size="7pt" fo:letter-spacing="normal" fo:language="en" fo:country="IN" fo:font-style="italic" fo:font-weight="bold" fo:background-color="#ffffff" loext:char-shading-value="0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T19" style:family="text">
      <style:text-properties fo:font-variant="normal" fo:text-transform="none" fo:color="#000000" style:font-name="Arial" fo:font-size="9.75pt" fo:letter-spacing="normal" fo:language="en" fo:country="IN" fo:font-style="normal" fo:font-weight="bold" fo:background-color="#ffffff" loext:char-shading-value="0" style:font-size-asian="9pt" style:font-name-complex="Times New Roman1" style:font-size-complex="12pt"/>
    </style:style>
    <style:style style:name="T20" style:family="text">
      <style:text-properties fo:font-variant="normal" fo:text-transform="none" fo:color="#000000" style:font-name="Arial" fo:font-size="9.75pt" fo:letter-spacing="normal" fo:language="en" fo:country="IN" fo:font-style="normal" fo:font-weight="bold" officeooo:rsid="00164ddf" fo:background-color="#ffffff" loext:char-shading-value="0" style:font-size-asian="9pt" style:font-name-complex="Times New Roman1" style:font-size-complex="12pt"/>
    </style:style>
    <style:style style:name="T21" style:family="text">
      <style:text-properties fo:font-variant="normal" fo:text-transform="none" fo:color="#000000" style:font-name="Arial" fo:font-size="9.75pt" fo:letter-spacing="normal" fo:language="en" fo:country="IN" fo:font-style="normal" fo:font-weight="bold" officeooo:rsid="0016d75c" fo:background-color="#ffffff" loext:char-shading-value="0" style:font-size-asian="9pt" style:font-name-complex="Times New Roman1" style:font-size-complex="12pt"/>
    </style:style>
    <style:style style:name="T22" style:family="text">
      <style:text-properties fo:font-variant="normal" fo:text-transform="none" fo:color="#000000" style:font-name="Arial" fo:font-size="9.75pt" fo:letter-spacing="normal" fo:language="en" fo:country="IN" fo:font-style="normal" fo:font-weight="bold" fo:background-color="#ffffff" loext:char-shading-value="0" style:font-size-asian="9pt" style:font-weight-asian="bold" style:font-name-complex="Times New Roman1" style:font-size-complex="12pt" style:font-weight-complex="bold"/>
    </style:style>
    <style:style style:name="T23" style:family="text">
      <style:text-properties fo:font-variant="normal" fo:text-transform="none" fo:color="#000000" style:font-name="Arial" fo:font-size="9.75pt" fo:letter-spacing="normal" fo:language="en" fo:country="IN" fo:font-style="normal" fo:font-weight="bold" officeooo:rsid="0018575a" fo:background-color="#ffffff" loext:char-shading-value="0" style:font-size-asian="9pt" style:font-weight-asian="bold" style:font-name-complex="Times New Roman1" style:font-size-complex="12pt" style:font-weight-complex="bold"/>
    </style:style>
    <style:style style:name="T24" style:family="text">
      <style:text-properties fo:font-variant="normal" fo:text-transform="none" fo:color="#000000" style:font-name="Arial" fo:font-size="9.75pt" fo:letter-spacing="normal" fo:language="en" fo:country="IN" fo:font-style="normal" fo:font-weight="bold" style:font-size-asian="9pt" style:font-weight-asian="bold" style:font-weight-complex="bold"/>
    </style:style>
    <style:style style:name="T25" style:family="text">
      <style:text-properties fo:font-variant="normal" fo:text-transform="none" fo:color="#000000" style:font-name="Arial" fo:font-size="9.75pt" fo:letter-spacing="normal" fo:language="en" fo:country="IN" fo:font-style="normal" fo:font-weight="bold" officeooo:rsid="001dad19" style:font-size-asian="9pt" style:font-weight-asian="bold" style:font-weight-complex="bold"/>
    </style:style>
    <style:style style:name="T26" style:family="text">
      <style:text-properties fo:font-variant="normal" fo:text-transform="none" fo:color="#000000" style:font-name="Arial" fo:font-size="9.75pt" fo:letter-spacing="normal" fo:language="en" fo:country="IN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style:font-name="Arial" fo:font-size="9.75pt" fo:letter-spacing="normal" fo:language="en" fo:country="IN" fo:font-style="normal" fo:font-weight="bold" officeooo:rsid="001dad19" style:font-weight-asian="bold" style:font-weight-complex="bold"/>
    </style:style>
    <style:style style:name="T28" style:family="text">
      <style:text-properties fo:font-variant="normal" fo:text-transform="none" fo:color="#000000" style:font-name="Arial" fo:font-size="9.75pt" fo:letter-spacing="normal" fo:language="en" fo:country="IN" fo:font-style="normal" fo:font-weight="normal"/>
    </style:style>
    <style:style style:name="T29" style:family="text">
      <style:text-properties fo:font-variant="normal" fo:text-transform="none" fo:color="#000000" style:font-name="Arial" fo:font-size="9.75pt" fo:letter-spacing="normal" fo:language="en" fo:country="IN" fo:font-style="normal" fo:font-weight="normal" fo:background-color="#ffffff" loext:char-shading-value="0" style:font-size-asian="9pt" style:font-name-complex="Times New Roman1" style:font-size-complex="12pt"/>
    </style:style>
    <style:style style:name="T30" style:family="text">
      <style:text-properties fo:font-variant="normal" fo:text-transform="none" fo:color="#000000" style:font-name="Arial" fo:font-size="9.75pt" fo:letter-spacing="normal" fo:language="en" fo:country="IN" fo:font-style="normal" fo:font-weight="normal" officeooo:rsid="001bfcb0" fo:background-color="#ffffff" loext:char-shading-value="0" style:font-size-asian="9pt" style:font-name-complex="Times New Roman1" style:font-size-complex="12pt"/>
    </style:style>
    <style:style style:name="T31" style:family="text">
      <style:text-properties fo:font-variant="normal" fo:text-transform="none" fo:color="#000000" style:font-name="Arial" fo:font-size="9.75pt" fo:letter-spacing="normal" fo:language="en" fo:country="IN" fo:font-style="normal" fo:font-weight="normal" style:font-size-asian="9pt"/>
    </style:style>
    <style:style style:name="T32" style:family="text">
      <style:text-properties fo:font-variant="normal" fo:text-transform="none" fo:color="#000000" style:font-name="Arial" fo:font-size="9.75pt" fo:letter-spacing="normal" fo:language="en" fo:country="IN" fo:font-style="normal" fo:font-weight="normal" officeooo:rsid="001dad19" style:font-size-asian="9pt"/>
    </style:style>
    <style:style style:name="T33" style:family="text">
      <style:text-properties fo:font-variant="normal" fo:text-transform="none" fo:color="#000000" style:font-name="Arial" fo:font-size="9.75pt" fo:letter-spacing="normal" fo:language="en" fo:country="IN" fo:font-style="normal" fo:font-weight="normal" officeooo:rsid="001dad19"/>
    </style:style>
    <style:style style:name="T34" style:family="text">
      <style:text-properties fo:font-variant="normal" fo:text-transform="none" fo:color="#000000" style:font-name="Arial" fo:font-size="9.75pt" fo:letter-spacing="normal" fo:font-style="normal" fo:font-weight="normal" style:font-size-asian="9pt"/>
    </style:style>
    <style:style style:name="T35" style:family="text">
      <style:text-properties fo:font-variant="normal" fo:text-transform="none" fo:color="#000000" style:font-name="Arial" fo:font-size="9.75pt" fo:letter-spacing="normal" fo:font-style="normal" fo:font-weight="normal" officeooo:rsid="001dad19" style:font-size-asian="9pt"/>
    </style:style>
    <style:style style:name="T36" style:family="text">
      <style:text-properties fo:font-variant="normal" fo:text-transform="none" fo:color="#000000" style:font-name="Arial" fo:font-size="9.75pt" fo:letter-spacing="normal" fo:font-style="normal" fo:font-weight="bold" fo:background-color="#ffffff" loext:char-shading-value="0" style:font-size-asian="9pt" style:font-weight-asian="bold" style:font-name-complex="Times New Roman1" style:font-size-complex="12pt" style:font-weight-complex="bold"/>
    </style:style>
    <style:style style:name="T37" style:family="text">
      <style:text-properties fo:font-variant="normal" fo:text-transform="none" fo:color="#000000" style:font-name="Arial" fo:font-size="9.75pt" fo:letter-spacing="normal" fo:font-style="normal" fo:font-weight="bold" officeooo:rsid="0018575a" fo:background-color="#ffffff" loext:char-shading-value="0" style:font-size-asian="9pt" style:font-weight-asian="bold" style:font-name-complex="Times New Roman1" style:font-size-complex="12pt" style:font-weight-complex="bold"/>
    </style:style>
    <style:style style:name="T38" style:family="text">
      <style:text-properties fo:font-variant="normal" fo:text-transform="none" fo:color="#000000" style:font-name="Arial" fo:font-size="9.75pt" fo:letter-spacing="normal" fo:font-style="normal" fo:font-weight="bold" officeooo:rsid="001bfcb0" fo:background-color="#ffffff" loext:char-shading-value="0" style:font-size-asian="9pt" style:font-weight-asian="bold" style:font-name-complex="Times New Roman1" style:font-size-complex="12pt" style:font-weight-complex="bold"/>
    </style:style>
    <style:style style:name="T39" style:family="text">
      <style:text-properties fo:font-variant="normal" fo:text-transform="none" fo:color="#000000" style:font-name="Arial" fo:font-size="9.75pt" fo:letter-spacing="normal" fo:font-style="normal" style:font-size-asian="9pt"/>
    </style:style>
    <style:style style:name="T40" style:family="text">
      <style:text-properties fo:font-variant="normal" fo:text-transform="none" fo:color="#000000" style:font-name="Arial" fo:font-size="9.75pt" fo:letter-spacing="normal" fo:font-style="normal" officeooo:rsid="001dad19" style:font-size-asian="9pt"/>
    </style:style>
    <style:style style:name="T41" style:family="text">
      <style:text-properties fo:font-variant="normal" fo:text-transform="none" fo:color="#000000" fo:font-size="9pt" fo:letter-spacing="normal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S</text:span><text:span text:style-name="T2"> ON JOINS</text:span></text:p>
      <text:list xml:id="list3872910381" text:style-name="WWNum2">
        <text:list-item>
          <text:p text:style-name="P2"><text:span text:style-name="T3">LIST ENAME, JOB, ANNUAL SAL, DEPTNO, DNAME WHO EARN 30000 PER YEAR AND WHO ARE NOT CLERKS</text:span><text:span text:style-name="apple-converted-space"><text:span text:style-name="T3"> </text:span></text:span></text:p>
          <text:p text:style-name="P2"><text:span text:style-name="apple-converted-space"><text:span text:style-name="T18">Select ENAME,JOB,SAL*12 ANNUAL_SAL,EMP.DEPTNO,DNAME FROM EMP,DEPT </text:span></text:span><text:span text:style-name="apple-converted-space"><text:span text:style-name="T11"><text:line-break/></text:span></text:span><text:span text:style-name="apple-converted-space"><text:span text:style-name="T18">WHERE EMP.DEPTNO=DEPT.DEPTNO AND SAL*12&gt;30000 AND</text:span></text:span><text:span text:style-name="apple-converted-space"><text:span text:style-name="T11"><text:line-break/></text:span></text:span><text:span text:style-name="apple-converted-space"><text:span text:style-name="T18">JOB&lt;&gt;'CLERK';</text:span></text:span></text:p>
        </text:list-item>
        <text:list-item>
          <text:p text:style-name="P2"><text:span text:style-name="T3"><text:s/>LIST OUT THE ALL EMPLOYEES BY NAME AND EMPLOYEE NUMBER ALONG WITH THEIR MANAGER'S NAME AND EMPLOYEE NUMBER</text:span></text:p>
          <text:p text:style-name="P3"><text:span text:style-name="apple-converted-space"><text:span text:style-name="T3"><text:s text:c="4"/></text:span></text:span><text:span text:style-name="apple-converted-space"><text:span text:style-name="T20">select e.ename ,</text:span></text:span><text:span text:style-name="apple-converted-space"><text:span text:style-name="T21">eid </text:span></text:span><text:span text:style-name="apple-converted-space"><text:span text:style-name="T20">from emp e left Join e</text:span></text:span><text:span text:style-name="apple-converted-space"><text:span text:style-name="T21">mp </text:span></text:span><text:span text:style-name="apple-converted-space"><text:span text:style-name="T20">d on e.</text:span></text:span><text:span text:style-name="apple-converted-space"><text:span text:style-name="T21">mgr</text:span></text:span><text:span text:style-name="apple-converted-space"><text:span text:style-name="T20">=d.</text:span></text:span><text:span text:style-name="apple-converted-space"><text:span text:style-name="T21">emp</text:span></text:span><text:span text:style-name="apple-converted-space"><text:span text:style-name="T20">;</text:span></text:span></text:p>
          <text:p text:style-name="P8"><text:span text:style-name="apple-converted-space"><text:span text:style-name="T14"/></text:span></text:p>
        </text:list-item>
        <text:list-item>
          <text:p text:style-name="P2"><text:span text:style-name="T3">DISPLAY ENAME,DNAME EVEN IF THERE NO EMPLOYEES WORKING IN A PARTICULAR DEPARTMENT.</text:span></text:p>
          <text:p text:style-name="P2"><text:span text:style-name="T19">SELECT ENAME,DNAME FROM EMP </text:span><text:span text:style-name="T21">left join</text:span><text:span text:style-name="T19">DEPT </text:span><text:span text:style-name="T21">on</text:span><text:span text:style-name="T19"> EMP.DEPTNO=DEPT.DEPTNO;</text:span></text:p>
        </text:list-item>
        <text:list-item>
          <text:p text:style-name="P2"><text:span text:style-name="T3">DISPLAY THE DEPARTMENT NAME ALONG WITH TOTAL SALARY IN EACH DEPARTMENT</text:span><text:span text:style-name="apple-converted-space"><text:span text:style-name="T3"> </text:span></text:span></text:p>
          <text:p text:style-name="P4"><text:span text:style-name="apple-converted-space"><text:span text:style-name="T7">SELECT DNAME ,SUM(SAL) FROM EMP E ,DNAME D WHERE </text:span></text:span><text:span text:style-name="apple-converted-space"><text:span text:style-name="T8">E.DEPTNO=D.DEPTNO;</text:span></text:span></text:p>
        </text:list-item>
        <text:list-item>
          <text:p text:style-name="P2"><text:span text:style-name="text_5f_exposed_5f_show"><text:span text:style-name="T3">DISPLAY EMPLOYEE NAME AND DEPARTMENT NAME FOR EACH EMPLOYEE</text:span></text:span></text:p>
          <text:p text:style-name="P2"><text:span text:style-name="text_5f_exposed_5f_show"><text:span text:style-name="T3"><text:line-break/></text:span></text:span><text:span text:style-name="text_5f_exposed_5f_show"><text:span text:style-name="T22">Select ename</text:span></text:span><text:span text:style-name="text_5f_exposed_5f_show"><text:span text:style-name="T19">,dname from emp,dept where emp.deptno=dept.deptno</text:span></text:span><text:span text:style-name="text_5f_exposed_5f_show"><text:span text:style-name="T14">;</text:span></text:span></text:p>
        </text:list-item>
        <text:list-item>
          <text:p text:style-name="P2"><text:span text:style-name="T3">DISPLAY LOCATION NAME OF THE EMPLOYEE WHO EARN COMMISSION.</text:span></text:p>
          <text:p text:style-name="P2"><text:span text:style-name="T22">Select loc,ename from dept,emp where emp.deptno=dept.deptno and comm Is not null;</text:span><text:span text:style-name="T3"><text:line-break/></text:span></text:p>
        </text:list-item>
        <text:list-item>
          <text:p text:style-name="P2"><text:span text:style-name="T3">DISPLAY DEPT NAME OF THE EMPLOYEE WHO EARN MIN SALARY AND HAVE NO REPORTING MANAGER.</text:span></text:p>
          <text:p text:style-name="P2"><text:span text:style-name="T22">Select dname from d</text:span><text:span text:style-name="T23">name</text:span><text:span text:style-name="T22">,emp where emp.deptno=d</text:span><text:span text:style-name="T23">name</text:span><text:span text:style-name="T22">.deptno and sal=(select min(sal) from emp) and mgr is null;</text:span><text:span text:style-name="T3"><text:line-break/></text:span></text:p>
        </text:list-item>
        <text:list-item>
          <text:p text:style-name="P2"><text:span text:style-name="T3">DISPLAY DEPT NAME,LOC OF ALL THE EMPLOYEES WHO ARE REPORTING TO SMITH.</text:span></text:p>
          <text:p text:style-name="P7"><text:span text:style-name="T3">SELECT DNAME,LOC FROM EMP,DEPT WHERE EMP.DEPTNO=DEPT.DEPTNO AND MGR=(SELECT EMPNO FROM EMP WHERE ENAME=’SMITH’);</text:span></text:p>
        </text:list-item>
        <text:list-item>
          <text:p text:style-name="P2"><text:span text:style-name="text_5f_exposed_5f_show"><text:span text:style-name="T3">LIST ALL THE DEPT NAME AND LOCATION OF ALL THE SALESMAN MANAGER'S MANAGER.</text:span></text:span></text:p>
          <text:p text:style-name="P2"><text:span text:style-name="text_5f_exposed_5f_show"><text:span text:style-name="T36">SELECT DNAME,LOC FROM D</text:span></text:span><text:span text:style-name="text_5f_exposed_5f_show"><text:span text:style-name="T38">EPT</text:span></text:span><text:span text:style-name="text_5f_exposed_5f_show"><text:span text:style-name="T36">,EMP WHERE DE</text:span></text:span><text:span text:style-name="text_5f_exposed_5f_show"><text:span text:style-name="T38">PT</text:span></text:span><text:span text:style-name="text_5f_exposed_5f_show"><text:span text:style-name="T36">.DEPTNO=EMP.DEPTNO AND JOB IN(‘SALESMAN’,’MANAGER’) AND EMPNO IN(SELECT MGR FROM EMP WHERE JOB=’MANAGER’)</text:span></text:span><text:span text:style-name="text_5f_exposed_5f_show"><text:span text:style-name="T16">;</text:span></text:span></text:p>
        </text:list-item>
        <text:list-item>
          <text:p text:style-name="P2"><text:span text:style-name="text_5f_exposed_5f_show"><text:span text:style-name="T3">LIST EMPLOYEES WHO ARE WORKING IN RESEARCH DEPT AND THEY ARE MANAGE</text:span></text:span><text:span text:style-name="text_5f_exposed_5f_show"><text:span text:style-name="T4">R</text:span></text:span></text:p>
          <text:p text:style-name="P2"><text:span text:style-name="text_5f_exposed_5f_show"><text:span text:style-name="T37">SELECT ENAME FROM EMP,DE</text:span></text:span><text:span text:style-name="text_5f_exposed_5f_show"><text:span text:style-name="T38">PT</text:span></text:span><text:span text:style-name="text_5f_exposed_5f_show"><text:span text:style-name="T37"> WHERE DE</text:span></text:span><text:span text:style-name="text_5f_exposed_5f_show"><text:span text:style-name="T38">PT</text:span></text:span><text:span text:style-name="text_5f_exposed_5f_show"><text:span text:style-name="T37">.DEPTNO=EMP.DEPTNO AND DNAME=’RESEARCH’ AND JOB=’MANAGER</text:span></text:span><text:span text:style-name="text_5f_exposed_5f_show"><text:span text:style-name="T17">;</text:span></text:span></text:p>
        </text:list-item>
        <text:list-item>
          <text:p text:style-name="P2"><text:span text:style-name="text_5f_exposed_5f_show"><text:span text:style-name="T3">DISPLAY THE NUMBER OF EMPLOYEES WHO ARE GETTING SALARY LESS THAN THE BLAKE'S MANAGER.</text:span></text:span></text:p>
          <text:p text:style-name="P5"><text:span text:style-name="text_5f_exposed_5f_show"><text:span text:style-name="T8">SELECT COUNT(*) FROM EMP </text:span></text:span><text:span text:style-name="text_5f_exposed_5f_show"><text:span text:style-name="T9">e1,EMP e2</text:span></text:span><text:span text:style-name="text_5f_exposed_5f_show"><text:span text:style-name="T8"> WHERE </text:span></text:span><text:span text:style-name="text_5f_exposed_5f_show"><text:span text:style-name="T9">e1</text:span></text:span><text:span text:style-name="text_5f_exposed_5f_show"><text:span text:style-name="T8">.</text:span></text:span><text:span text:style-name="text_5f_exposed_5f_show"><text:span text:style-name="T9">mgr=e2.emp and ename=’blakes’;</text:span></text:span></text:p>
        </text:list-item>
        <text:list-item>
          <text:p text:style-name="P2"><text:span text:style-name="text_5f_exposed_5f_show"><text:span text:style-name="T3">LIST THE EMPLOYEE DEPTNAME AND LOCATION OF ALL THE EMPLOYEES WHO ARE ANALYST,REPORTING TO BLAKE.</text:span></text:span></text:p>
          <text:p text:style-name="P2"><text:span text:style-name="text_5f_exposed_5f_show"><text:span text:style-name="T36">SELECT ENAME,DNAME,LOC FROM EMP,DEPT WHERE EMP.DEPTNO=DEPT.DEPTNO AND JOB =’ANALYST’ AND MGR=(SELECT EMPNO FROM EMP WHERE ENAME=’BLAKE’)</text:span></text:span><text:span text:style-name="text_5f_exposed_5f_show"><text:span text:style-name="T16">;</text:span></text:span></text:p>
        </text:list-item>
        <text:list-item>
          <text:p text:style-name="P2"><text:span text:style-name="text_5f_exposed_5f_show"><text:span text:style-name="T3">DISPLAY THE EMPLOYEE NAMES,HIREDATE,COMM OF FORD'S MANAGER</text:span></text:span></text:p>
          <text:p text:style-name="P2"><text:span text:style-name="text_5f_exposed_5f_show"><text:span text:style-name="T22">SELECT ENAME,HIREDATE,COMM FROM EMP WHERE EMPNO=(SELECT MGR FROM EMP WHERE ENAME=’FORD’)</text:span></text:span><text:span text:style-name="text_5f_exposed_5f_show"><text:span text:style-name="T15">;</text:span></text:span></text:p>
        </text:list-item>
        <text:list-item>
          <text:p text:style-name="P2"><text:span text:style-name="T3">DISPLAY ENAME, DNAME OF ALL THE EMPLOYEES WHOSE SALARY LESS THAN AVG SAL OF DEPT 30</text:span></text:p>
          <text:p text:style-name="P2"><text:soft-page-break/><text:span text:style-name="T22">SELECT ENAME,DNAME FROM EMP,DEPT WHERE EMP.DEPTNO=DEPT.DEPTNO AND SAL&lt;(SELECT    AVG(SAL) FROM EMP WHERE DEPTNO=30 GROUP BY DEPTNO);</text:span></text:p>
        </text:list-item>
        <text:list-item>
          <text:p text:style-name="P2"><text:span text:style-name="T3">DISPLAY ENAME DNAME AND LOC OF ALL THE EMPLOYEES WHO ARE WORKING FOR JONES</text:span></text:p>
          <text:p text:style-name="P6"><text:span text:style-name="T10">SELECT ENAME,DNAME,LOC FROM EMP,DEPT WHERE EMP.DEPTNO=DEPT.DEPTNO AND MGR=(SELECT EMPNO FROM EMP WHERE ENAME=’JONES’)</text:span><text:span text:style-name="T3">;</text:span></text:p>
        </text:list-item>
        <text:list-item>
          <text:p text:style-name="P2"><text:span text:style-name="T3">DISPLAY ENAME DNAME OF ALL THE EMPLOYEES WHOSE NAME STARTS WITH S</text:span></text:p>
          <text:p text:style-name="P7"><text:span text:style-name="T3">SELECT ENAME,DNAME FROM EMP,DEPT WHERE EMP.DEPTNO=DEPT.DEPTNO AND ENAME LIKE ‘S%’;</text:span></text:p>
        </text:list-item>
        <text:list-item>
          <text:p text:style-name="P2"><text:span text:style-name="T3">LIST THE DNAME WHO ARE NOT HAVING ANY EMPLOYEE IN IT</text:span></text:p>
          <text:p text:style-name="P7"><text:span text:style-name="T3"/></text:p>
          <text:p text:style-name="P7"><text:span text:style-name="T5">SELECT DNAME FROM DEPT WHERE DEPTNO NOT IN (SELECT DISTINCT DEPTNO FROM EMP);</text:span></text:p>
        </text:list-item>
        <text:list-item>
          <text:p text:style-name="P2"><text:span text:style-name="T3">DISPLAY EMPLOYEE WHO ARE GETTING SAME COMMISSION</text:span></text:p>
          <text:p text:style-name="P2"><text:span text:style-name="T29">SELECT </text:span><text:span text:style-name="T30">e1</text:span><text:span text:style-name="T29">.ENAME FROM EMP </text:span><text:span text:style-name="T30">e1</text:span><text:span text:style-name="T29"> ,EMP </text:span><text:span text:style-name="T30">e2 </text:span><text:span text:style-name="T29">WHERE </text:span><text:span text:style-name="T30">e1</text:span><text:span text:style-name="T29">.COMM=</text:span><text:span text:style-name="T30">e2</text:span><text:span text:style-name="T29">.COMM AND </text:span><text:span text:style-name="T30">e1</text:span><text:span text:style-name="T29">.EMPNO&lt;&gt;</text:span><text:span text:style-name="T30">e2</text:span><text:span text:style-name="T29">.EMPNO AND</text:span><text:span text:style-name="T3"><text:line-break/></text:span><text:span text:style-name="T6">e2.</text:span><text:span text:style-name="T29">COMM IS NOT NULL AND </text:span><text:span text:style-name="T30">e1</text:span><text:span text:style-name="T29">.COMM IS NOT NULL;</text:span></text:p>
        </text:list-item>
        <text:list-item>
          <text:p text:style-name="P9"><text:span text:style-name="T12">DISPLAY ALL THE DEPT NAMES IRRESPECTIVE OF ANY EMPLOYEE WORKING IN IT OR NOT. IF AN EMPLOYEE IS WORKING DISPLAY HIS NAME.</text:span></text:p>
          <text:p text:style-name="P10"><text:span text:style-name="T12">Select DNAME FROM EMP E1 RIGHT JOIN DNAME D ON E1.DEPTNO=D.DEPTNO ; </text:span></text:p>
        </text:list-item>
        <text:list-item>
          <text:p text:style-name="P13"><text:span text:style-name="T12">WRITE A QUERY TO DISPLAY EMPLOYEE NAME, JOB, DNAME, LOCATION OF ALL EMPLOYEES WHO ARE WORKING AS ACTUAL MANAGERS AND WORKS AT CHICAGO.</text:span></text:p>
          <text:p text:style-name="P14"><text:span text:style-name="T12">SELECT ENAME,JOB,DNAME,LOC FROM EMP,D</text:span><text:span text:style-name="T13">EPT</text:span><text:span text:style-name="T12"> WHERE EMP.DEPTNO=DEPT.DEPTNO AND EMPNO IN(SELECT MGR FROM EMP) AND LOC=’CHICAGO’;</text:span></text:p>
        </text:list-item>
        <text:list-item>
          <text:p text:style-name="P13"><text:span text:style-name="T12">LIST THE DEPARTMENT NAMES IN WHICH THE EMPLOYEES ARE HIRED BETWEEN 1ST OF JAN 1981 AND 31ST DEC 1982 WITH SALARY MORE THAN 1800.</text:span></text:p>
          <text:p text:style-name="P14"><text:span text:style-name="T12">SELECT DNAME,HIREDATE FROM EMP,DEPT WHERE EMP.DEPTNO=DEPT.DEPTNO AND HIREDATE BETWEEN ’01-JAN-1981’ AND ’31-DEC-1982’ AND SAL&gt;1800;</text:span></text:p>
        </text:list-item>
        <text:list-item>
          <text:p text:style-name="P9"><text:span text:style-name="T12">DISPLAY 2ND LEAST SALARY FROM EMPLOYEE TABLE.</text:span></text:p>
          <text:p text:style-name="P9"><text:span text:style-name="T31">SELECT MIN(SAL) FROM EMP WHERE SAL&gt;(SELECT MIN(SAL) FROM EMP);</text:span></text:p>
        </text:list-item>
        <text:list-item>
          <text:p text:style-name="P9"><text:span text:style-name="T12">LIST THE EMPLOYEES WHOSE ANNUAL SALARY IS GREATER THAN 1500 AND WHO ARE JOINED BEFORE 1982 ONLY.</text:span></text:p>
          <text:p text:style-name="P11"><text:span text:style-name="T12">SELECT ENAME,HIREDATE FROM EMP WHERE SAL*12&gt;1500 AND HIREDATE&lt;’01-JAN-1981’;</text:span></text:p>
        </text:list-item>
        <text:list-item>
          <text:p text:style-name="P13"><text:span text:style-name="T12">DISPLAY DNAME, LOC, DEPTNO OF EMPLOYEES WHO HAS SAME REPORTING MANAGER</text:span></text:p>
          <text:p text:style-name="P13"><text:span text:style-name="T24">SELECT DNAME,LOC,DEPTNO FROM DEPT WHERE DEPTNO IN(SELECT </text:span><text:span text:style-name="T25">e</text:span><text:span text:style-name="T24">.DEPTNO FROM EMP </text:span><text:span text:style-name="T25">e</text:span><text:span text:style-name="T24">,EMP </text:span><text:span text:style-name="T25">e1 </text:span><text:span text:style-name="T24">WHERE </text:span><text:span text:style-name="T25">e</text:span><text:span text:style-name="T24">.MGR=</text:span><text:span text:style-name="T25">e1</text:span><text:span text:style-name="T24">.MGR AND </text:span><text:span text:style-name="T25">e</text:span><text:span text:style-name="T24">.EMPNO!</text:span><text:span text:style-name="T25">=e1</text:span><text:span text:style-name="T24">.EMPNO);</text:span><text:span text:style-name="T12"><text:line-break/></text:span></text:p>
        </text:list-item>
        <text:list-item>
          <text:p text:style-name="P13"><text:span text:style-name="T12">DISPLAY EMPLOYEE NAME ALONG WITH THEIR MANAGER NAME.</text:span></text:p>
          <text:p text:style-name="P15"><text:span text:style-name="T39">SELECT </text:span><text:span text:style-name="T40">e1</text:span><text:span text:style-name="T39">.ENAME EMPLOYEE,</text:span><text:span text:style-name="T40">e2</text:span><text:span text:style-name="T39">.ENAME MANAGER FROM EMP </text:span><text:span text:style-name="T40">e1</text:span><text:span text:style-name="T39">,EMP </text:span><text:span text:style-name="T40">e2</text:span><text:span text:style-name="T39"> WHERE </text:span><text:span text:style-name="T40">e1</text:span><text:span text:style-name="T39">.MGR=</text:span><text:span text:style-name="T40">e2</text:span><text:span text:style-name="T39">.EMPNO;</text:span></text:p>
        </text:list-item>
        <text:list-item>
          <text:p text:style-name="P13"><text:span text:style-name="T12">DISPLAY EMPLOYEE NAME AND HIS DEPT NAME FOR THE EMPLOYEES WHOSE NAME STARTS WITH ‘S’.</text:span></text:p>
          <text:p text:style-name="P14"><text:span text:style-name="T12">SELECT ENAME,DNAME FROM EMP,DEPT WHERE EMP.DEPTNO=DEPT.DEPTNO AND ENAME LIKE ‘S%’;</text:span></text:p>
        </text:list-item>
        <text:list-item>
          <text:p text:style-name="P12"><text:span text:style-name="T12">DISPLAY EMPLOYEES WHO ARE GETTING SAME SALARY.</text:span></text:p>
          <text:p text:style-name="P12"><text:soft-page-break/><text:line-break/><text:span text:style-name="T26">SELECT A.ENAME FROM EMP A,EMP B WHERE A.SAL=B.SAL AND A.EMPNO!</text:span><text:span text:style-name="T27">=</text:span><text:span text:style-name="T26">B.EMPNO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xt_5f_exposed_5f_show" style:display-name="text_exposed_show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1</meta:editing-cycles>
    <meta:creation-date>2018-01-27T04:54:00</meta:creation-date>
    <dc:date>2020-06-01T23:22:47.529293344</dc:date>
    <meta:editing-duration>PT5M12S</meta:editing-duration>
    <meta:generator>LibreOffice/6.0.7.3$Linux_X86_64 LibreOffice_project/00m0$Build-3</meta:generator>
    <meta:document-statistic meta:table-count="0" meta:image-count="0" meta:object-count="0" meta:page-count="3" meta:paragraph-count="55" meta:word-count="714" meta:character-count="4791" meta:non-whitespace-character-count="41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